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0.804cm"/>
    </style:style>
    <style:style style:name="gr3" style:family="graphic" style:parent-style-name="standard">
      <style:graphic-properties draw:textarea-horizontal-align="justify" draw:textarea-vertical-align="middle" draw:auto-grow-height="false" fo:min-height="0.564cm" fo:min-width="0.914cm"/>
    </style:style>
    <style:style style:name="gr4" style:family="graphic" style:parent-style-name="standard">
      <style:graphic-properties draw:textarea-horizontal-align="justify" draw:textarea-vertical-align="middle" draw:auto-grow-height="false" fo:min-height="0.924cm" fo:min-width="1.174cm"/>
    </style:style>
    <style:style style:name="gr5" style:family="graphic" style:parent-style-name="standard">
      <style:graphic-properties draw:textarea-horizontal-align="justify" draw:textarea-vertical-align="middle" draw:auto-grow-height="false" fo:min-height="1.104cm" fo:min-width="1.254cm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1.4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79cm"/>
    </style:style>
    <style:style style:name="gr10" style:family="graphic" style:parent-style-name="standard">
      <style:graphic-properties draw:textarea-horizontal-align="justify" draw:textarea-vertical-align="middle" draw:auto-grow-height="false" fo:min-height="2.188cm" fo:min-width="2.038cm"/>
    </style:style>
    <style:style style:name="gr11" style:family="graphic" style:parent-style-name="standard">
      <style:graphic-properties draw:textarea-horizontal-align="justify" draw:textarea-vertical-align="middle" draw:auto-grow-height="false" fo:min-height="1.104cm" fo:min-width="2.154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2.204cm"/>
    </style:style>
    <style:style style:name="gr13" style:family="graphic" style:parent-style-name="standard">
      <style:graphic-properties draw:textarea-horizontal-align="justify" draw:textarea-vertical-align="middle" draw:auto-grow-height="false" fo:min-height="2.251cm" fo:min-width="0.9cm"/>
    </style:style>
    <style:style style:name="gr14" style:family="graphic" style:parent-style-name="standard">
      <style:graphic-properties draw:textarea-horizontal-align="justify" draw:textarea-vertical-align="middle" draw:auto-grow-height="false" fo:min-height="1.646cm" fo:min-width="1.896cm"/>
    </style:style>
    <style:style style:name="gr15" style:family="graphic" style:parent-style-name="standard">
      <style:graphic-properties draw:textarea-horizontal-align="justify" draw:textarea-vertical-align="middle" draw:auto-grow-height="false" fo:min-height="0.938cm" fo:min-width="1.80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21" style:family="graphic" style:parent-style-name="standard">
      <style:graphic-properties draw:textarea-horizontal-align="justify" draw:textarea-vertical-align="middle" draw:auto-grow-height="false" fo:min-height="2.278cm" fo:min-width="2.028cm"/>
    </style:style>
    <style:style style:name="gr22" style:family="graphic" style:parent-style-name="standard">
      <style:graphic-properties draw:textarea-horizontal-align="justify" draw:textarea-vertical-align="middle" draw:auto-grow-height="false" fo:min-height="1.736cm" fo:min-width="1.486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.25cm" fo:min-width="0.15cm"/>
    </style:style>
    <style:style style:name="gr24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2.352cm" fo:min-width="2.102cm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Dashed_20__28_var_29_" svg:stroke-color="#ff3333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3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style:paragraph-properties fo:text-align="center"/>
      <style:text-properties fo:color="#ff3333"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3.4cm" svg:y1="7.4cm" svg:x2="5cm" svg:y2="7.4cm">
            <text:p/>
          </draw:line>
          <draw:custom-shape draw:style-name="gr2" draw:text-style-name="P3" draw:layer="layout" svg:width="1.4cm" svg:height="1cm" svg:x="2.2cm" svg:y="6.6cm">
            <text:p text:style-name="P2"><text:span text:style-name="T1">GP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.4cm" svg:height="1cm" svg:x="1.95cm" svg:y="6.925cm">
            <text:p text:style-name="P2"><text:span text:style-name="T1">GP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cm" svg:height="0.9cm" svg:x="1.9cm" svg:y="12.1cm">
            <text:p text:style-name="P2"><text:span text:style-name="T1">GP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8cm" svg:height="1.3cm" svg:x="5.4cm" svg:y="6.5cm">
            <text:p text:style-name="P2"><text:span text:style-name="T1">Ser-US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1.9cm" svg:height="1.5cm" svg:x="5cm" svg:y="6.9cm">
            <text:p text:style-name="P2"><text:span text:style-name="T1">Ser-US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2cm" svg:height="1cm" svg:x="5.6cm" svg:y="11.8cm">
            <text:p text:style-name="P2"><text:span text:style-name="T1">Bluetooth</text:span></text:p>
            <text:p text:style-name="P2"><text:span text:style-name="T1">R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2cm" svg:height="1cm" svg:x="5.1cm" svg:y="12cm">
            <text:p text:style-name="P2"><text:span text:style-name="T1">Bluetooth</text:span></text:p>
            <text:p text:style-name="P2"><text:span text:style-name="T1">R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1" draw:layer="layout" svg:x1="3.4cm" svg:y1="12.5cm" svg:x2="5.1cm" svg:y2="12.5cm">
            <text:p/>
          </draw:line>
          <draw:frame draw:style-name="gr8" draw:text-style-name="P4" draw:layer="layout" svg:width="1.725cm" svg:height="0.729cm" svg:x="3.375cm" svg:y="6.579cm">
            <draw:text-box>
              <text:p><text:span text:style-name="T1">NMEA</text:span></text:p>
            </draw:text-box>
          </draw:frame>
          <draw:frame draw:style-name="gr9" draw:text-style-name="P5" draw:layer="layout" svg:width="1.979cm" svg:height="0.649cm" svg:x="3.3cm" svg:y="11.7cm">
            <draw:text-box>
              <text:p><text:span text:style-name="T2">Bluetooth</text:span></text:p>
            </draw:text-box>
          </draw:frame>
          <draw:custom-shape draw:style-name="gr10" draw:text-style-name="P6" draw:layer="layout" svg:width="2.8cm" svg:height="2.7cm" svg:x="12.7cm" svg:y="7.3cm">
            <text:p text:style-name="P2"><text:span text:style-name="T3">D</text:span><text:span text:style-name="T3">e</text:span><text:span text:style-name="T3">c</text:span><text:span text:style-name="T3">o</text:span><text:span text:style-name="T3">d</text:span><text:span text:style-name="T3">e</text:span><text:span text:style-name="T3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8cm" svg:height="1.5cm" svg:x="5.1cm" svg:y="3.6cm">
            <text:p text:style-name="P2"><text:span text:style-name="T1">DBusR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8cm" svg:height="1cm" svg:x="5.2cm" svg:y="10.4cm">
            <text:p text:style-name="P2"><text:span text:style-name="T1">Bl</text:span><text:span text:style-name="T1">ue</text:span><text:span text:style-name="T1">to</text:span><text:span text:style-name="T1">ot</text:span><text:span text:style-name="T1">h</text:span></text:p>
            <text:p text:style-name="P2"><text:span text:style-name="T1">M</text:span><text:span text:style-name="T1">on</text:span><text:span text:style-name="T1">ito</text:span><text:span text:style-name="T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3" draw:layer="layout" svg:width="2.3cm" svg:height="2.5cm" svg:x="16.6cm" svg:y="7.4cm">
            <text:p text:style-name="P2"><text:span text:style-name="T1">NMEA</text:span></text:p>
            <text:p text:style-name="P2"><text:span text:style-name="T1">decoded </text:span></text:p>
            <text:p text:style-name="P2"><text:span text:style-name="T1">data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6" draw:layer="layout" svg:width="2.8cm" svg:height="2.7cm" svg:x="20.1cm" svg:y="7.4cm">
            <text:p text:style-name="P2"><text:span text:style-name="T3">We</text:span><text:span text:style-name="T3">bse</text:span><text:span text:style-name="T3">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2.6cm" svg:height="2.1cm" svg:x="9.1cm" svg:y="13.9cm">
            <text:p text:style-name="P2"><text:span text:style-name="T3">Socket</text:span><text:span text:style-name="T3"><text:line-break/></text:span><text:span text:style-name="T3">Writer</text:span></text:p>
            <text:p text:style-name="P2"><text:span text:style-name="T3">(TCP, UD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2.8cm" svg:height="2.7cm" svg:x="19.2cm" svg:y="11.7cm">
            <text:p text:style-name="P2"><text:span text:style-name="T3">Tra</text:span><text:span text:style-name="T3">ck</text:span><text:span text:style-name="T3"><text:line-break/></text:span><text:span text:style-name="T3">Wri</text:span><text:span text:style-name="T3">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2.3cm" svg:height="1.9cm" svg:x="23.1cm" svg:y="4.3cm">
            <text:p text:style-name="P2"><text:span text:style-name="T3">Chart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6" draw:text-style-name="P1" draw:layer="layout" svg:x1="7.2cm" svg:y1="7.6cm" svg:x2="8.7cm" svg:y2="8cm">
            <text:p/>
          </draw:line>
          <draw:line draw:style-name="gr17" draw:text-style-name="P1" draw:layer="layout" svg:x1="7.6cm" svg:y1="12.4cm" svg:x2="9.6cm" svg:y2="9.8cm">
            <text:p/>
          </draw:line>
          <draw:line draw:style-name="gr16" draw:text-style-name="P1" draw:layer="layout" svg:x1="6.2cm" svg:y1="11.4cm" svg:x2="6.2cm" svg:y2="11.9cm">
            <text:p/>
          </draw:line>
          <draw:line draw:style-name="gr16" draw:text-style-name="P1" draw:layer="layout" svg:x1="6.4cm" svg:y1="5cm" svg:x2="6.4cm" svg:y2="6.6cm">
            <text:p/>
          </draw:line>
          <draw:line draw:style-name="gr16" draw:text-style-name="P1" draw:layer="layout" svg:x1="11.3cm" svg:y1="8.6cm" svg:x2="12.8cm" svg:y2="8.6cm">
            <text:p/>
          </draw:line>
          <draw:line draw:style-name="gr16" draw:text-style-name="P1" draw:layer="layout" svg:x1="15.5cm" svg:y1="8.6cm" svg:x2="16.8cm" svg:y2="8.6cm">
            <text:p/>
          </draw:line>
          <draw:line draw:style-name="gr16" draw:text-style-name="P1" draw:layer="layout" svg:x1="18.8cm" svg:y1="8.7cm" svg:x2="20.1cm" svg:y2="8.7cm">
            <text:p/>
          </draw:line>
          <draw:line draw:style-name="gr16" draw:text-style-name="P1" draw:layer="layout" svg:x1="18.3cm" svg:y1="9.8cm" svg:x2="20.4cm" svg:y2="11.7cm">
            <text:p/>
          </draw:line>
          <draw:line draw:style-name="gr16" draw:text-style-name="P1" draw:layer="layout" svg:x1="23.1cm" svg:y1="6.1cm" svg:x2="22.5cm" svg:y2="7.5cm">
            <text:p/>
          </draw:line>
          <draw:line draw:style-name="gr16" draw:text-style-name="P1" draw:layer="layout" svg:x1="23cm" svg:y1="8.7cm" svg:x2="27.2cm" svg:y2="8.7cm">
            <text:p/>
          </draw:line>
          <draw:line draw:style-name="gr16" draw:text-style-name="P1" draw:layer="layout" svg:x1="10.3cm" svg:y1="16.1cm" svg:x2="10.3cm" svg:y2="18.1cm">
            <text:p/>
          </draw:line>
          <draw:frame draw:style-name="gr18" draw:text-style-name="P4" draw:layer="layout" svg:width="3.199cm" svg:height="0.729cm" svg:x="24.4cm" svg:y="7.7cm">
            <draw:text-box>
              <text:p><text:span text:style-name="T1">Http port 8080</text:span></text:p>
            </draw:text-box>
          </draw:frame>
          <draw:frame draw:style-name="gr19" draw:text-style-name="P4" draw:layer="layout" svg:width="3.495cm" svg:height="0.729cm" svg:x="8.805cm" svg:y="18.3cm">
            <draw:text-box>
              <text:p><text:span text:style-name="T1">TCP port 34567</text:span></text:p>
            </draw:text-box>
          </draw:frame>
          <draw:frame draw:style-name="gr20" draw:text-style-name="P7" draw:layer="layout" svg:width="3.99cm" svg:height="0.962cm" svg:x="18.21cm" svg:y="1.8cm">
            <draw:text-box>
              <text:p>Anav Server</text:p>
            </draw:text-box>
          </draw:frame>
          <draw:custom-shape draw:style-name="gr5" draw:text-style-name="P3" draw:layer="layout" svg:width="1.9cm" svg:height="1.5cm" svg:x="5cm" svg:y="8.1cm">
            <text:p text:style-name="P2"><text:span text:style-name="T1">Ser-US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" draw:layer="layout" svg:x1="8.6cm" svg:y1="8.7cm" svg:x2="6.9cm" svg:y2="8.7cm">
            <text:p/>
          </draw:line>
          <draw:custom-shape draw:style-name="gr2" draw:text-style-name="P3" draw:layer="layout" svg:width="1.4cm" svg:height="1cm" svg:x="2cm" svg:y="8.3cm">
            <text:p text:style-name="P2"><text:span text:style-name="T1">A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" draw:layer="layout" svg:x1="5.1cm" svg:y1="8.8cm" svg:x2="3.4cm" svg:y2="8.8cm">
            <text:p/>
          </draw:line>
          <draw:custom-shape draw:style-name="gr10" draw:text-style-name="P6" xml:id="id1" draw:id="id1" draw:layer="layout" svg:width="2.8cm" svg:height="2.7cm" svg:x="12.7cm" svg:y="4cm">
            <text:p text:style-name="P2"><text:span text:style-name="T3">Route </text:span></text:p>
            <text:p text:style-name="P2"><text:span text:style-name="T3">Hand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" draw:layer="layout" svg:x1="17.7cm" svg:y1="7.3cm" svg:x2="15.4cm" svg:y2="5.4cm">
            <text:p/>
          </draw:line>
          <draw:connector draw:style-name="gr16" draw:text-style-name="P1" draw:layer="layout" draw:line-skew="-0.974cm" svg:x1="12.7cm" svg:y1="5.35cm" svg:x2="10.349cm" svg:y2="7.299cm" draw:start-shape="id1" draw:start-glue-point="3" svg:d="M12700 5350h-2400v1949h49" svg:viewBox="0 0 2401 1950">
            <text:p/>
          </draw:connector>
          <draw:custom-shape draw:style-name="gr21" draw:text-style-name="P6" draw:layer="layout" svg:width="2.8cm" svg:height="2.8cm" svg:x="8.7cm" svg:y="7.3cm">
            <text:p text:style-name="P6"><text:span text:style-name="T3">NMEA </text:span></text:p>
            <text:p text:style-name="P6"><text:span text:style-name="T3">Mu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2.2cm" svg:height="2.2cm" svg:x="5.2cm" svg:y="13.6cm">
            <text:p text:style-name="P2"><text:span text:style-name="T3">Seriell </text:span></text:p>
            <text:p text:style-name="P2"><text:span text:style-name="T3">(GPIO</text:span><text:span text:style-name="T3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1" draw:layer="layout" svg:x1="7.3cm" svg:y1="13.9cm" svg:x2="9.9cm" svg:y2="10.1cm">
            <text:p/>
          </draw:line>
          <draw:line draw:style-name="gr16" draw:text-style-name="P1" draw:layer="layout" svg:x1="10.1cm" svg:y1="10.1cm" svg:x2="10.1cm" svg:y2="13.9cm">
            <text:p/>
          </draw:line>
          <draw:custom-shape draw:style-name="gr14" draw:text-style-name="P6" draw:layer="layout" svg:width="2.6cm" svg:height="2.1cm" svg:x="8.7cm" svg:y="1.6cm">
            <text:p text:style-name="P2"><text:span text:style-name="T3">Socket</text:span><text:span text:style-name="T3"><text:line-break/></text:span><text:span text:style-name="T3">Reader</text:span></text:p>
            <text:p text:style-name="P2"><text:span text:style-name="T3">(TCP, UD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" draw:layer="layout" svg:x1="9.8cm" svg:y1="3.7cm" svg:x2="9.9cm" svg:y2="7.4cm">
            <text:p/>
          </draw:line>
          <draw:line draw:style-name="gr16" draw:text-style-name="P1" draw:layer="layout" svg:x1="20.7cm" svg:y1="11.6cm" svg:x2="21cm" svg:y2="10cm">
            <text:p/>
          </draw:line>
          <draw:custom-shape draw:style-name="gr23" draw:text-style-name="P8" draw:layer="layout" svg:width="1.3cm" svg:height="1cm" svg:x="8.1cm" svg:y="8.9cm">
            <text:p text:style-name="P2">A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8" draw:layer="layout" svg:width="1.3cm" svg:height="1cm" svg:x="10.8cm" svg:y="8.9cm">
            <text:p text:style-name="P2">B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8" draw:layer="layout" svg:width="1.3cm" svg:height="1cm" svg:x="13.4cm" svg:y="9.5cm">
            <text:p text:style-name="P2">C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8" draw:layer="layout" svg:width="1.3cm" svg:height="1cm" svg:x="16.5cm" svg:y="9.4cm">
            <text:p text:style-name="P2">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4" draw:text-style-name="P9" draw:layer="layout" svg:width="3cm" svg:height="3cm" svg:x="13.8cm" svg:y="12.5cm">
            <text:p text:style-name="P2"><text:span text:style-name="T4">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5" draw:text-style-name="P1" draw:layer="layout" svg:x1="11.7cm" svg:y1="9.9cm" svg:x2="14cm" svg:y2="12.5cm">
            <text:p/>
          </draw:line>
          <draw:line draw:style-name="gr25" draw:text-style-name="P1" draw:layer="layout" svg:x1="8.7cm" svg:y1="9.6cm" svg:x2="13.7cm" svg:y2="13cm">
            <text:p/>
          </draw:line>
          <draw:line draw:style-name="gr25" draw:text-style-name="P1" draw:layer="layout" svg:x1="14.1cm" svg:y1="10.3cm" svg:x2="15cm" svg:y2="12.4cm">
            <text:p/>
          </draw:line>
          <draw:line draw:style-name="gr25" draw:text-style-name="P1" draw:layer="layout" svg:x1="17cm" svg:y1="10.1cm" svg:x2="16.2cm" svg:y2="12.4cm">
            <text:p/>
          </draw:line>
          <draw:frame draw:style-name="gr26" draw:text-style-name="P11" draw:layer="layout" svg:width="7.1cm" svg:height="3.8cm" svg:x="20.7cm" svg:y="15cm">
            <draw:text-box>
              <text:p text:style-name="P10"><text:span text:style-name="T3">Plugin </text:span><text:span text:style-name="T3">Interface:</text:span></text:p>
              <text:p text:style-name="P10"><text:span text:style-name="T3">A: Store </text:span><text:span text:style-name="T3">NMEA </text:span><text:span text:style-name="T3">Data</text:span></text:p>
              <text:p text:style-name="P10"><text:span text:style-name="T3">B: Read </text:span><text:span text:style-name="T3">NMEA </text:span><text:span text:style-name="T3">Data</text:span></text:p>
              <text:p text:style-name="P10"><text:span text:style-name="T3">C: Store </text:span><text:span text:style-name="T3">decoded </text:span><text:span text:style-name="T3">NMEA </text:span><text:span text:style-name="T3">Data</text:span></text:p>
              <text:p text:style-name="P10"><text:span text:style-name="T3">D: Read </text:span><text:span text:style-name="T3">decoded </text:span><text:span text:style-name="T3">NMEA </text:span><text:span text:style-name="T3">Dat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18:24:34</meta:creation-date>
    <dc:date>2019-12-25T16:18:07.777903699</dc:date>
    <meta:editing-duration>P6DT3H43M9S</meta:editing-duration>
    <meta:editing-cycles>6</meta:editing-cycles>
    <meta:generator>LibreOffice/6.0.7.3$Linux_X86_64 LibreOffice_project/00m0$Build-3</meta:generator>
    <dc:creator>Andreas </dc:creator>
    <meta:document-statistic meta:object-count="58"/>
  </office:meta>
</office:document-meta>
</file>